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205cm" style:rel-column-width="4644*"/>
    </style:style>
    <style:style style:name="表1.B" style:family="table-column">
      <style:table-column-properties style:column-width="0.917cm" style:rel-column-width="3535*"/>
    </style:style>
    <style:style style:name="表1.C" style:family="table-column">
      <style:table-column-properties style:column-width="2.125cm" style:rel-column-width="8193*"/>
    </style:style>
    <style:style style:name="表1.E" style:family="table-column">
      <style:table-column-properties style:column-width="1.062cm" style:rel-column-width="4093*"/>
    </style:style>
    <style:style style:name="表1.F" style:family="table-column">
      <style:table-column-properties style:column-width="1.064cm" style:rel-column-width="4100*"/>
    </style:style>
    <style:style style:name="表1.G" style:family="table-column">
      <style:table-column-properties style:column-width="1.907cm" style:rel-column-width="7350*"/>
    </style:style>
    <style:style style:name="表1.H" style:family="table-column">
      <style:table-column-properties style:column-width="0.217cm" style:rel-column-width="836*"/>
    </style:style>
    <style:style style:name="表1.I" style:family="table-column">
      <style:table-column-properties style:column-width="1.577cm" style:rel-column-width="6078*"/>
    </style:style>
    <style:style style:name="表1.J" style:family="table-column">
      <style:table-column-properties style:column-width="0.205cm" style:rel-column-width="788*"/>
    </style:style>
    <style:style style:name="表1.K" style:family="table-column">
      <style:table-column-properties style:column-width="0.344cm" style:rel-column-width="1325*"/>
    </style:style>
    <style:style style:name="表1.N" style:family="table-column">
      <style:table-column-properties style:column-width="2.129cm" style:rel-column-width="8207*"/>
    </style:style>
    <style:style style:name="表1.A1" style:family="table-cell">
      <style:table-cell-properties fo:padding="0.097cm" fo:border="none"/>
    </style:style>
    <style:style style:name="表1.3" style:family="table-row">
      <style:table-row-properties style:min-row-height="0.931cm"/>
    </style:style>
    <style:style style:name="表1.I4" style:family="table-cell">
      <style:table-cell-properties fo:padding="0.097cm" fo:border-left="none" fo:border-right="none" fo:border-top="none" fo:border-bottom="0.05pt solid #000000"/>
    </style:style>
    <style:style style:name="表1.6" style:family="table-row">
      <style:table-row-properties style:min-row-height="0.725cm"/>
    </style:style>
    <style:style style:name="表1.A12" style:family="table-cell">
      <style:table-cell-properties fo:padding="0.097cm" fo:border-left="0.05pt solid #000000" fo:border-right="none" fo:border-top="0.05pt solid #000000" fo:border-bottom="0.05pt solid #000000"/>
    </style:style>
    <style:style style:name="表1.M12" style:family="table-cell">
      <style:table-cell-properties fo:padding="0.097cm" fo:border="0.05pt solid #000000"/>
    </style:style>
    <style:style style:name="表1.A13" style:family="table-cell">
      <style:table-cell-properties fo:padding="0.097cm" fo:border-left="0.05pt solid #000000" fo:border-right="0.05pt solid #000000" fo:border-top="none" fo:border-bottom="0.05pt solid #000000"/>
    </style:style>
    <style:style style:name="表1.A15" style:family="table-cell">
      <style:table-cell-properties fo:padding="0.097cm" fo:border-left="0.05pt solid #000000" fo:border-right="none" fo:border-top="none" fo:border-bottom="0.05pt solid #000000"/>
    </style:style>
    <style:style style:name="表1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A19" style:family="table-cell">
      <style:table-cell-properties fo:padding="0.097cm" fo:border-left="none" fo:border-right="none" fo:border-top="0.05pt solid #000000" fo:border-bottom="none"/>
    </style:style>
    <style:style style:name="表1.C19" style:family="table-cell">
      <style:table-cell-properties fo:padding="0.097cm" fo:border-left="none" fo:border-right="none" fo:border-top="0.05pt solid #000000" fo:border-bottom="none"/>
    </style:style>
    <style:style style:name="表1.D19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表1.F19" style:family="table-cell">
      <style:table-cell-properties fo:padding="0.097cm" fo:border-left="1pt solid #000000" fo:border-right="none" fo:border-top="1pt solid #000000" fo:border-bottom="1pt solid #000000"/>
    </style:style>
    <style:style style:name="表1.I19" style:family="table-cell">
      <style:table-cell-properties fo:padding="0.097cm" fo:border-left="1pt solid #000000" fo:border-right="none" fo:border-top="1pt solid #000000" fo:border-bottom="1pt solid #000000"/>
    </style:style>
    <style:style style:name="表1.L19" style:family="table-cell">
      <style:table-cell-properties fo:padding="0.097cm" fo:border="1pt solid #000000"/>
    </style:style>
    <style:style style:name="P1" style:family="paragraph" style:parent-style-name="Tabl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Table_20_Contents">
      <style:text-properties officeooo:paragraph-rsid="001b8953"/>
    </style:style>
    <style:style style:name="P5" style:family="paragraph" style:parent-style-name="Table_20_Contents">
      <style:text-properties officeooo:paragraph-rsid="001d6dff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officeooo:paragraph-rsid="00200a86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Standard"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2bccde"/>
    </style:style>
    <style:style style:name="P13" style:family="paragraph" style:parent-style-name="Table_20_Contents">
      <style:text-properties officeooo:paragraph-rsid="002bccd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2890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column table:style-name="表1.C" table:number-columns-repeated="2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E"/>
        <table:table-column table:style-name="表1.F"/>
        <table:table-column table:style-name="表1.N"/>
        <table:table-row>
          <table:table-cell table:style-name="表1.A1" table:number-rows-spanned="2" table:number-columns-spanned="4" office:value-type="string">
            <text:p text:style-name="P1">請　求　書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P2"><text:text-input text:description="&lt;o.number&gt;">o.number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P2"><text:text-input text:description="&lt;o.date_invoice&gt;">o.date_invoice</text:text-input></text:p>
          </table:table-cell>
          <table:covered-table-cell/>
          <table:covered-table-cell/>
        </table:table-row>
        <table:table-row table:style-name="表1.3">
          <table:table-cell table:style-name="表1.A1" table:number-columns-spanned="8" office:value-type="string">
            <text:p text:style-name="P9">　<text:span text:style-name="T1"><text:text-input text:description="&lt;o.partner_id.name&gt;">o.partner_id.name</text:text-input></text:span><text:span text:style-name="T1">　</text:span><text:span text:style-name="T2">御中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" table:number-columns-spanned="3" office:value-type="string">
            <text:p text:style-name="Table_20_Contents">〒 <text:text-input text:description="&lt;o.partner_id.zip&gt;">o.partner_id.zip</text:text-input></text:p>
          </table:table-cell>
          <table:covered-table-cell/>
          <table:covered-table-cell/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I4" table:number-columns-spanned="6" office:value-type="string">
            <text:p text:style-name="P3">株式会社　東洋機器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office:value-type="string">
            <text:p text:style-name="Table_20_Contents">住所：</text:p>
          </table:table-cell>
          <table:table-cell table:style-name="表1.A1" table:number-columns-spanned="5" office:value-type="string">
            <text:p text:style-name="P7"><text:text-input text:description="&lt;o.partner_id.state_id.name&gt;">o.partner_id.state_id.name</text:text-input><text:text-input text:description="&lt;o.partner_id.city&gt;">o.partner_id.city</text:text-input><text:text-input text:description="&lt;o.partner_id.street2&gt;">o.partner_id.street2</text:text-input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2">大阪市浪速区桜川1-6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1" office:value-type="string">
            <text:p text:style-name="Table_20_Contents"/>
          </table:table-cell>
          <table:table-cell table:style-name="表1.A1" table:number-columns-spanned="5" office:value-type="string">
            <text:p text:style-name="P7"><text:text-input text:description="&lt;o.partner_id.street&gt;">o.partner_id.street</text:text-input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2">TEL：06-6562-38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5">TEL：<text:text-input text:description="&lt;o.partner_id.phone&gt;">o.partner_id.phone</text:text-input>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2">FAX：06-6562-377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5">FAX：<text:text-input text:description="&lt;o.partner_id.fax&gt;">o.partner_id.fax</text:text-input>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>振込先 ：</text:p>
          </table:table-cell>
          <table:covered-table-cell/>
          <table:table-cell table:style-name="表1.A1" table:number-columns-spanned="4" office:value-type="string">
            <text:p text:style-name="Table_20_Contents"><text:text-input text:description="&lt;o.partner_id.payee_bank.bank_id.name&gt;">o.partner_id.payee_bank.bank_id.name</text:text-input>　<text:text-input text:description="&lt;o.partner_id.payee_bank.bank_id.branch&gt;">o.partner_id.payee_bank.bank_id.branch</text:text-input>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Standard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4" office:value-type="string">
            <text:p text:style-name="P4"><text:text-input text:description="&lt;o.partner_id.payee_bank.acc_type&gt;">o.partner_id.payee_bank.acc_type</text:text-input>　<text:text-input text:description="&lt;o.partner_id.payee_bank.acc_number&gt;">o.partner_id.payee_bank.acc_number</text:text-input>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2">振込手数料はご負担下さい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5">下記の通りご請求申し上げます。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2" table:number-columns-spanned="7" office:value-type="string">
            <text:p text:style-name="P6">摘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2" table:number-columns-spanned="2" office:value-type="string">
            <text:p text:style-name="P6">数量</text:p>
          </table:table-cell>
          <table:covered-table-cell/>
          <table:table-cell table:style-name="表1.A12" table:number-columns-spanned="3" office:value-type="string">
            <text:p text:style-name="P6">単価</text:p>
          </table:table-cell>
          <table:covered-table-cell/>
          <table:covered-table-cell/>
          <table:table-cell table:style-name="表1.M12" table:number-columns-spanned="2" office:value-type="string">
            <text:p text:style-name="P6">金額</text:p>
          </table:table-cell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for each=&quot;one_order in objects&quot;&gt;">for each="one_order in object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for each=&quot;invoice_line_ids in one_order.invoice_line_ids&quot;&gt;"/><text:text-input text:description="&lt;for each=&quot;invoice_line_ids in one_order.property_line_ids&quot;&gt;"/><text:text-input text:description="&lt;for each=&quot;property_line_ids in one_order.property_line_ids&quot;&gt;">&lt;for each="property_line_ids in one_order.property_line_ids"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5" table:number-columns-spanned="7" office:value-type="string">
            <text:p text:style-name="Table_20_Contents"><text:text-input text:description="&lt;property_line_ids.completion_date&gt;">property_line_ids.completion_date</text:text-input>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H15" table:number-columns-spanned="2" office:value-type="string">
            <text:p text:style-name="P12"><text:span text:style-name="T3"><text:text-input text:description="&lt;property_line_ids.property_id&gt;">property_line_ids.property_id</text:text-input></text:span><text:span text:style-name="T3">)</text:span></text:p>
          </table:table-cell>
          <table:covered-table-cell/>
          <table:table-cell table:style-name="表1.A15" table:number-columns-spanned="3" office:value-type="string">
            <text:p text:style-name="P12"><text:text-input text:description="&lt;property_line_ids.type_id&gt;">property_line_ids.type_id</text:text-input> </text:p>
          </table:table-cell>
          <table:covered-table-cell/>
          <table:covered-table-cell/>
          <table:table-cell table:style-name="表1.A13" table:number-columns-spanned="2" office:value-type="string">
            <text:p text:style-name="P12"><text:span text:style-name="T3"><text:text-input text:description="&lt;property_line_ids.purchase_number&gt;">property_line_ids.purchase_number</text:text-input></text:span><text:span text:style-name="T3">　</text:span></text:p>
          </table:table-cell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5" table:number-columns-spanned="12" office:value-type="string">
            <text:p text:style-name="P8">合　　　　　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3" table:number-columns-spanned="2" office:value-type="string">
            <text:p text:style-name="Table_20_Contents"><text:text-input text:description="&lt;formatLang(o.amount_untaxed, digits=0, grouping=True)&gt;">formatLang(o.amount_untaxed, digits=0, grouping=True)</text:text-input></text:p>
          </table:table-cell>
          <table:covered-table-cell/>
        </table:table-row>
        <table:table-row>
          <table:table-cell table:style-name="表1.A19" table:number-columns-spanned="2" office:value-type="string">
            <text:p text:style-name="Table_20_Contents"/>
          </table:table-cell>
          <table:covered-table-cell/>
          <table:table-cell table:style-name="表1.C19" office:value-type="string">
            <text:p text:style-name="P6"/>
          </table:table-cell>
          <table:table-cell table:style-name="表1.D19" table:number-columns-spanned="2" office:value-type="string">
            <text:p text:style-name="P6">消費税(８%)</text:p>
          </table:table-cell>
          <table:covered-table-cell/>
          <table:table-cell table:style-name="表1.F19" table:number-columns-spanned="3" office:value-type="string">
            <text:p text:style-name="Table_20_Contents"><text:text-input text:description="&lt;formatLang(o.amount_tax, digits=0, grouping=True)&gt;">formatLang(o.amount_tax, digits=0, grouping=True)</text:text-input></text:p>
          </table:table-cell>
          <table:covered-table-cell/>
          <table:covered-table-cell/>
          <table:table-cell table:style-name="表1.I19" table:number-columns-spanned="3" office:value-type="string">
            <text:p text:style-name="Standard"/>
          </table:table-cell>
          <table:covered-table-cell/>
          <table:covered-table-cell/>
          <table:table-cell table:style-name="表1.L19" table:number-columns-spanned="3" office:value-type="string">
            <text:p text:style-name="P10"><text:text-input text:description="&lt;formatLang(o.amount_total, digits=0, grouping=True)&gt;">formatLang(o.amount_total, digits=0, grouping=True)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4:46:32.904000000</meta:creation-date>
    <dc:date>2017-06-29T15:40:47.873000000</dc:date>
    <meta:editing-duration>PT3H7M34S</meta:editing-duration>
    <meta:editing-cycles>12</meta:editing-cycles>
    <meta:generator>LibreOffice/5.0.6.3$Windows_x86 LibreOffice_project/490fc03b25318460cfc54456516ea2519c11d1aa</meta:generator>
    <meta:document-statistic meta:table-count="1" meta:image-count="0" meta:object-count="0" meta:page-count="1" meta:paragraph-count="36" meta:word-count="176" meta:character-count="876" meta:non-whitespace-character-count="847"/>
  </office:meta>
</office:document-meta>
</file>